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5B6000046AA00003507DB1C6689859D02B4.svg" manifest:media-type="image/svg+xml"/>
  <manifest:file-entry manifest:full-path="Pictures/1000430F0000124400001C3991C603CDE292ADFC.svg" manifest:media-type="image/svg+xml"/>
  <manifest:file-entry manifest:full-path="Pictures/1000020100000200000002004AEF5FFA138C32C8.png" manifest:media-type="image/png"/>
  <manifest:file-entry manifest:full-path="Pictures/1000093200006E5A00006E5A9624BADC160B1325.svg" manifest:media-type="image/svg+xml"/>
  <manifest:file-entry manifest:full-path="Pictures/10000201000002AC00000201BC59FD8058CAA41B.png" manifest:media-type="image/png"/>
  <manifest:file-entry manifest:full-path="Pictures/10000201000002C3000002C371C08FCE75D29EEA.png" manifest:media-type="image/png"/>
  <manifest:file-entry manifest:full-path="Pictures/10000201000000B10000011135D383173656158B.png" manifest:media-type="image/png"/>
  <manifest:file-entry manifest:full-path="Pictures/10000201000000F30000012A3CBF946DC10490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.246cm" svg:height="2.246cm" svg:x="1.4cm" svg:y="8.3cm">
          <draw:image xlink:href="Pictures/1000020100000200000002004AEF5FFA138C32C8.png" xlink:type="simple" xlink:show="embed" xlink:actuate="onLoad">
            <text:p/>
          </draw:image>
        </draw:frame>
        <draw:frame draw:style-name="gr1" draw:text-style-name="P1" draw:layer="layout" svg:width="2.2cm" svg:height="2.2cm" svg:x="1.4cm" svg:y="11.7cm">
          <draw:image xlink:href="Pictures/1000093200006E5A00006E5A9624BADC160B1325.svg" xlink:type="simple" xlink:show="embed" xlink:actuate="onLoad">
            <text:p/>
          </draw:image>
          <draw:image xlink:href="Pictures/10000201000002C3000002C371C08FCE75D29EEA.png" xlink:type="simple" xlink:show="embed" xlink:actuate="onLoad"/>
        </draw:frame>
        <draw:frame draw:style-name="gr1" draw:text-style-name="P1" draw:layer="layout" svg:width="0.326cm" svg:height="0.4cm" svg:x="1.846cm" svg:y="9.4cm">
          <draw:image xlink:href="Pictures/10000201000000F30000012A3CBF946DC104904E.png" xlink:type="simple" xlink:show="embed" xlink:actuate="onLoad">
            <text:p/>
          </draw:image>
        </draw:frame>
        <draw:frame draw:style-name="gr1" draw:text-style-name="P1" draw:layer="layout" svg:width="0.718cm" svg:height="0.881cm" svg:x="2.528cm" svg:y="9.019cm">
          <draw:image xlink:href="Pictures/10000201000000F30000012A3CBF946DC104904E.png" xlink:type="simple" xlink:show="embed" xlink:actuate="onLoad">
            <text:p/>
          </draw:image>
        </draw:frame>
        <draw:frame draw:style-name="gr1" draw:text-style-name="P1" draw:layer="layout" svg:width="1.941cm" svg:height="3cm" svg:x="4.259cm" svg:y="9.7cm">
          <draw:image xlink:href="Pictures/1000430F0000124400001C3991C603CDE292ADFC.svg" xlink:type="simple" xlink:show="embed" xlink:actuate="onLoad">
            <text:p/>
          </draw:image>
          <draw:image xlink:href="Pictures/10000201000000B10000011135D383173656158B.png" xlink:type="simple" xlink:show="embed" xlink:actuate="onLoad"/>
        </draw:frame>
        <draw:frame draw:name="cloud.svg" draw:style-name="gr1" draw:text-style-name="P1" draw:layer="layout" svg:width="3.4cm" svg:height="2.551cm" svg:x="7.1cm" svg:y="9.749cm">
          <draw:image xlink:href="Pictures/100005B6000046AA00003507DB1C6689859D02B4.svg" xlink:type="simple" xlink:show="embed" xlink:actuate="onLoad">
            <text:p/>
          </draw:image>
          <draw:image xlink:href="Pictures/10000201000002AC00000201BC59FD8058CAA41B.png" xlink:type="simple" xlink:show="embed" xlink:actuate="onLoad"/>
          <svg:title>internet</svg:title>
        </draw:frame>
        <draw:frame draw:style-name="gr1" draw:text-style-name="P1" draw:layer="layout" svg:width="0.664cm" svg:height="1.026cm" svg:x="10.2cm" svg:y="8.8cm">
          <draw:image xlink:href="Pictures/1000430F0000124400001C3991C603CDE292ADFC.svg" xlink:type="simple" xlink:show="embed" xlink:actuate="onLoad">
            <text:p/>
          </draw:image>
          <draw:image xlink:href="Pictures/10000201000000B10000011135D383173656158B.png" xlink:type="simple" xlink:show="embed" xlink:actuate="onLoad"/>
        </draw:frame>
        <draw:frame draw:style-name="gr1" draw:text-style-name="P1" draw:layer="layout" svg:width="0.664cm" svg:height="1.026cm" svg:x="10.336cm" svg:y="12.574cm">
          <draw:image xlink:href="Pictures/1000430F0000124400001C3991C603CDE292ADFC.svg" xlink:type="simple" xlink:show="embed" xlink:actuate="onLoad">
            <text:p/>
          </draw:image>
          <draw:image xlink:href="Pictures/10000201000000B10000011135D383173656158B.png" xlink:type="simple" xlink:show="embed" xlink:actuate="onLoad"/>
        </draw:frame>
        <draw:frame draw:style-name="gr1" draw:text-style-name="P1" draw:layer="layout" svg:width="0.664cm" svg:height="1.026cm" svg:x="11.136cm" svg:y="10.4cm">
          <draw:image xlink:href="Pictures/1000430F0000124400001C3991C603CDE292ADFC.svg" xlink:type="simple" xlink:show="embed" xlink:actuate="onLoad">
            <text:p/>
          </draw:image>
          <draw:image xlink:href="Pictures/10000201000000B10000011135D383173656158B.png" xlink:type="simple" xlink:show="embed" xlink:actuate="onLoad"/>
        </draw:frame>
        <draw:line draw:style-name="gr2" draw:text-style-name="P2" draw:layer="layout" svg:x1="3.646cm" svg:y1="9.9cm" svg:x2="4.046cm" svg:y2="10.3cm">
          <text:p/>
        </draw:line>
        <draw:line draw:style-name="gr2" draw:text-style-name="P2" draw:layer="layout" svg:x1="3.4cm" svg:y1="12.7cm" svg:x2="4.1cm" svg:y2="12.4cm">
          <text:p/>
        </draw:line>
        <draw:line draw:style-name="gr2" draw:text-style-name="P2" draw:layer="layout" svg:x1="6.8cm" svg:y1="11cm" svg:x2="7.1cm" svg:y2="11cm">
          <text:p/>
        </draw:line>
        <draw:line draw:style-name="gr2" draw:text-style-name="P2" draw:layer="layout" svg:x1="9.9cm" svg:y1="10.1cm" svg:x2="10.3cm" svg:y2="9.9cm">
          <text:p/>
        </draw:line>
        <draw:line draw:style-name="gr2" draw:text-style-name="P2" draw:layer="layout" svg:x1="10.5cm" svg:y1="11cm" svg:x2="10.9cm" svg:y2="11cm">
          <text:p/>
        </draw:line>
        <draw:line draw:style-name="gr2" draw:text-style-name="P2" draw:layer="layout" svg:x1="9.8cm" svg:y1="12.2cm" svg:x2="10.1cm" svg:y2="12.8cm">
          <text:p/>
        </draw:line>
        <draw:ellipse draw:style-name="gr3" draw:text-style-name="P3" draw:layer="layout" svg:width="2.8cm" svg:height="5.1cm" svg:x="3.8cm" svg:y="8.6cm" draw:kind="arc" draw:start-angle="258" draw:end-angle="257.23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2T19:15:01.146000000</meta:creation-date>
    <dc:date>2016-07-12T19:52:21.793000000</dc:date>
    <meta:editing-duration>PT7M8S</meta:editing-duration>
    <meta:editing-cycles>2</meta:editing-cycles>
    <meta:generator>LibreOffice/5.1.4.2$Windows_X86_64 LibreOffice_project/f99d75f39f1c57ebdd7ffc5f42867c12031db97a</meta:generator>
    <meta:document-statistic meta:object-count="16"/>
  </office:meta>
</office:document-meta>
</file>